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Mono2" svg:font-family="'Noto Mono'" style:font-pitch="fixed"/>
    <style:font-face style:name="Noto Mono" svg:font-family="'Noto Mono'" style:font-adornments="Normal" style:font-pitch="fixed"/>
    <style:font-face style:name="Liberation Serif1" svg:font-family="'Liberation Serif'" style:font-pitch="variable"/>
    <style:font-face style:name="Noto Mono1" svg:font-family="'Noto Mono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adornments="Normal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507cm" fo:margin-left="0cm" table:align="left"/>
    </style:style>
    <style:style style:name="Tableau1.A" style:family="table-column">
      <style:table-column-properties style:column-width="8.297cm"/>
    </style:style>
    <style:style style:name="Tableau1.B" style:family="table-column">
      <style:table-column-properties style:column-width="9.209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501cm" fo:margin-top="0cm" fo:margin-bottom="0cm" table:align="margins" style:may-break-between-rows="false" style:writing-mode="lr-tb"/>
    </style:style>
    <style:style style:name="Tableau2.A" style:family="table-column">
      <style:table-column-properties style:column-width="8.807cm" style:rel-column-width="32978*"/>
    </style:style>
    <style:style style:name="Tableau2.B" style:family="table-column">
      <style:table-column-properties style:column-width="8.694cm" style:rel-column-width="32557*"/>
    </style:style>
    <style:style style:name="Tableau2.1" style:family="table-row">
      <style:table-row-properties style:min-row-height="0.741cm" fo:keep-together="always"/>
    </style:style>
    <style:style style:name="Tableau2.A1" style:family="table-cell">
      <style:table-cell-properties style:vertical-align="middle" fo:padding="0cm" fo:border="none"/>
    </style:style>
    <style:style style:name="Tableau2.2" style:family="table-row">
      <style:table-row-properties style:min-row-height="2.663cm" fo:keep-together="always"/>
    </style:style>
    <style:style style:name="Tableau2.A2" style:family="table-cell">
      <style:table-cell-properties style:vertical-align="" fo:padding="0cm" fo:border="none"/>
    </style:style>
    <style:style style:name="P1" style:family="paragraph" style:parent-style-name="Standard">
      <style:paragraph-properties fo:text-align="start" style:justify-single-word="false" fo:keep-with-next="always"/>
      <style:text-properties style:font-name="Arial1" officeooo:paragraph-rsid="000838bc"/>
    </style:style>
    <style:style style:name="P2" style:family="paragraph" style:parent-style-name="Standard">
      <style:paragraph-properties fo:keep-with-next="always"/>
      <style:text-properties style:font-name="Arial1" officeooo:paragraph-rsid="004dc4d1"/>
    </style:style>
    <style:style style:name="P3" style:family="paragraph" style:parent-style-name="Horizontal_20_Line">
      <style:paragraph-properties fo:margin-top="0cm" fo:margin-bottom="0.101cm" loext:contextual-spacing="false"/>
    </style:style>
    <style:style style:name="P4" style:family="paragraph" style:parent-style-name="Standard">
      <style:paragraph-properties fo:margin-top="0cm" fo:margin-bottom="0.101cm" loext:contextual-spacing="false" fo:text-align="center" style:justify-single-word="false"/>
      <style:text-properties style:font-name="Arial1" fo:font-size="11pt" fo:font-weight="normal" officeooo:paragraph-rsid="005b5ba0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  <style:text-properties fo:text-transform="uppercase" style:font-name="Arial1" fo:font-weight="bold" officeooo:paragraph-rsid="000838b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1" fo:font-weight="bold" officeooo:paragraph-rsid="000838bc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1" fo:font-weight="bold" officeooo:rsid="00371f35" officeooo:paragraph-rsid="000838bc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1" officeooo:paragraph-rsid="0066ae5c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1pt" fo:font-weight="normal" officeooo:rsid="005ef9eb" officeooo:paragraph-rsid="000838bc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1pt" officeooo:paragraph-rsid="0066ae5c" style:font-size-asian="11pt" style:font-size-complex="11pt"/>
    </style:style>
    <style:style style:name="P11" style:family="paragraph" style:parent-style-name="Standard">
      <loext:graphic-properties draw:fill="none"/>
      <style:paragraph-properties fo:margin-top="0cm" fo:margin-bottom="0.199cm" loext:contextual-spacing="false" fo:line-height="100%" fo:text-align="center" style:justify-single-word="false" fo:background-color="transparent" fo:keep-with-next="always"/>
      <style:text-properties fo:font-variant="normal" fo:text-transform="none" style:font-name="Arial1" fo:font-size="12pt" fo:font-style="normal" fo:font-weight="normal" officeooo:paragraph-rsid="004dc4d1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 fo:keep-with-next="always"/>
      <style:text-properties style:font-name="Arial1" officeooo:paragraph-rsid="0066ae5c"/>
    </style:style>
    <style:style style:name="P13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background-color="transparent" fo:keep-with-next="always"/>
      <style:text-properties style:font-name="Arial1" fo:font-size="12pt" fo:font-style="normal" fo:font-weight="normal" officeooo:rsid="00785763" officeooo:paragraph-rsid="00785763" style:font-size-asian="12pt" style:language-asian="fr" style:country-asian="BE" style:font-style-asian="normal" style:font-weight-asian="normal" style:font-name-complex="Arial2" style:font-size-complex="12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top="0cm" fo:margin-bottom="0cm" loext:contextual-spacing="false" fo:line-height="100%" fo:text-align="end" style:justify-single-word="false" fo:background-color="transparent" fo:keep-with-next="always"/>
      <style:text-properties fo:text-transform="uppercase" style:font-name="Arial1" fo:font-size="12pt" fo:font-style="normal" fo:font-weight="normal" officeooo:rsid="00785763" officeooo:paragraph-rsid="00785763" style:font-size-asian="12pt" style:language-asian="fr" style:country-asian="BE" style:font-style-asian="normal" style:font-weight-asian="normal" style:font-name-complex="Arial2" style:font-size-complex="12pt" style:font-style-complex="normal" style:font-weight-complex="normal"/>
    </style:style>
    <style:style style:name="P15" style:family="paragraph" style:parent-style-name="Standard">
      <style:paragraph-properties fo:margin-top="0cm" fo:margin-bottom="0cm" loext:contextual-spacing="false"/>
      <style:text-properties fo:font-variant="normal" fo:text-transform="none" style:font-name="Arial1" fo:font-size="10pt" fo:font-weight="normal" officeooo:paragraph-rsid="005b5ba0" style:font-size-asian="10pt" style:font-weight-asian="normal" style:font-size-complex="10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2cm" fo:margin-bottom="0cm" loext:contextual-spacing="false" fo:text-align="center" style:justify-single-word="false" fo:text-indent="0cm" style:auto-text-indent="false" fo:background-color="transparent"/>
      <style:text-properties style:font-name="Arial1" fo:font-size="12pt" fo:font-weight="normal" officeooo:paragraph-rsid="0056364a" style:font-size-asian="12pt" style:font-weight-asian="normal" style:font-size-complex="12pt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fr" style:country-asian="BE" style:font-name-complex="Arial2"/>
    </style:style>
    <style:style style:name="T2" style:family="text">
      <style:text-properties fo:language="fr" fo:country="BE" officeooo:rsid="0058a530" style:language-asian="fr" style:country-asian="BE" style:font-name-complex="Arial2"/>
    </style:style>
    <style:style style:name="T3" style:family="text">
      <style:text-properties fo:font-size="11pt" officeooo:rsid="005a92e3" style:font-size-asian="11pt" style:font-size-complex="11pt"/>
    </style:style>
    <style:style style:name="T4" style:family="text">
      <style:text-properties fo:font-size="11pt" officeooo:rsid="005ef9eb" style:font-size-asian="11pt" style:font-size-complex="11pt"/>
    </style:style>
    <style:style style:name="T5" style:family="text">
      <style:text-properties officeooo:rsid="005b5ba0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5b5ba0"/>
    </style:style>
    <style:style style:name="T8" style:family="text">
      <style:text-properties style:text-underline-style="none" officeooo:rsid="005b5ba0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Noto Mono" fo:font-size="7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size="10pt" fo:language="fr" fo:country="FR" style:language-asian="zxx" style:country-asian="none" style:language-complex="zxx" style:country-complex="none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xx" style:country-asian="none" style:font-style-asian="normal" style:font-weight-asian="normal" style:font-name-complex="Lohit Devanagari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/>
            <text:p text:style-name="P6">PROVINCE DE HAINAUT</text:p>
            <text:p text:style-name="P6">-</text:p>
            <text:p text:style-name="P5"><office:annotation><dc:creator>Auteur inconnu</dc:creator><dc:date>2020-09-02T15:00:23</dc:date><text:p text:style-name="P17"><text:span text:style-name="T9">do text if len(self.getAssociatedGroups())&gt;=1</text:span></text:p></office:annotation><text:text-input text:description="">pm_utils.uuidToObject(self.getAssociatedGroups()[0]).get_full_title()</text:text-input></text:p>
            <text:p text:style-name="P5"><office:annotation><dc:creator>Auteur inconnu</dc:creator><dc:date>2020-09-02T15:52:12</dc:date><text:p text:style-name="P17"><text:span text:style-name="T9">do text if len(self.getAssociatedGroups())&gt;=1</text:span></text:p></office:annotation>-</text:p>
            <text:p text:style-name="P7"><text:text-input text:description="">self.getProposingGroup(theObject=True).Description()</text:text-input></text:p>
          </table:table-cell>
          <table:table-cell table:style-name="Tableau1.A1" table:number-rows-spanned="2" office:value-type="string">
            <text:p text:style-name="P16">LE CONSEIL PROVINCIAL DU HAINAUT,</text:p>
          </table:table-cell>
        </table:table-row>
        <table:table-row>
          <table:table-cell table:style-name="Tableau1.A1" office:value-type="string">
            <text:p text:style-name="P3"/>
            <text:p text:style-name="P4"><text:span text:style-name="T6">O</text:span><text:span text:style-name="T7">BJET</text:span><text:span text:style-name="T8"> </text:span><text:span text:style-name="T5">:</text:span></text:p>
            <text:p text:style-name="P15"><text:text-input text:description="">self.getOtherMeetingConfigsClonableToFieldTitle()</text:text-input></text:p>
            <text:p text:style-name="P3"/>
          </table:table-cell>
          <table:covered-table-cell/>
        </table:table-row>
      </table:table>
      <text:section text:style-name="Sect1" text:name="content">
        <text:p text:style-name="P9"/>
        <text:p text:style-name="P8"><text:span text:style-name="T3">Des</text:span><text:span text:style-name="T3"><office:annotation><dc:creator>Auteur inconnu</dc:creator><dc:date>2020-09-02T15:32:21</dc:date><text:p text:style-name="P17"><text:span text:style-name="T12">do text</text:span></text:p><text:p text:style-name="P17"><text:span text:style-name="T12">from xhtml(view.printXhtml(</text:span><text:span text:style-name="T9">self</text:span><text:span text:style-name="T12">, </text:span><text:span text:style-name="T9">self</text:span><text:span text:style-name="T12">.getOtherMeetingConfigsClonableToFieldDescription()))</text:span></text:p></office:annotation></text:span><text:span text:style-name="T3">cr</text:span><text:span text:style-name="T4">iption</text:span></text:p>
        <text:p text:style-name="P10"/>
        <text:p text:style-name="P10">Sur proposition du Collège provincial,</text:p>
        <text:p text:style-name="P10"/>
        <text:p text:style-name="P10">Décide :</text:p>
        <text:p text:style-name="P10"/>
        <text:p text:style-name="P12"><text:span text:style-name="T3"><office:annotation><dc:date>2007-10-31T00:00:00</dc:date><text:p><text:span text:style-name="T11">do text</text:span></text:p><text:p><text:span text:style-name="T11">from xhtml(view.printXhtml(</text:span><text:span text:style-name="T9">self</text:span><text:span text:style-name="T11">, </text:span><text:span text:style-name="T9">self</text:span><text:span text:style-name="T11">.getOtherMeetingConfigsClonableToFieldDecision()), keepWithNext=True)</text:span></text:p></office:annotation></text:span><text:span text:style-name="T3">Decision</text:span></text:p>
        <text:p text:style-name="P1"/>
      </text:section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11"><text:span text:style-name="T1"><office:annotation><dc:creator>André NUYENS</dc:creator><dc:date>2019-02-12T15:31:03</dc:date><loext:sender-initials>AN</loext:sender-initials><text:p text:style-name="P18"><text:span text:style-name="T10">do table if self.hasMeeting()</text:span></text:p></office:annotation></text:span><text:span text:style-name="T2">En séance à MONS,</text:span>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13">LE DIRECTEUR GENERAL PROVINCIAL,</text:p>
          </table:table-cell>
          <table:table-cell table:style-name="Tableau2.A2" office:value-type="string">
            <text:p text:style-name="P14">LE PRESIDENT DU CONSEIL PROVINCIAL,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Mono2" svg:font-family="'Noto Mono'" style:font-pitch="fixed"/>
    <style:font-face style:name="Noto Mono" svg:font-family="'Noto Mono'" style:font-adornments="Normal" style:font-pitch="fixed"/>
    <style:font-face style:name="Liberation Serif1" svg:font-family="'Liberation Serif'" style:font-pitch="variable"/>
    <style:font-face style:name="Noto Mono1" svg:font-family="'Noto Mono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adornments="Normal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2" style:family="paragraph">
      <style:text-properties style:font-name="Tahoma" fo:font-family="Tahoma" style:font-style-name="Normal" style:font-family-generic="swiss" style:font-pitch="variable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91pt solid #00000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Duchêne</meta:initial-creator>
    <meta:creation-date>2019-05-23T20:12:17.712199115</meta:creation-date>
    <dc:date>2020-09-11T14:17:55.675834612</dc:date>
    <meta:editing-duration>PT3H4M14S</meta:editing-duration>
    <meta:editing-cycles>55</meta:editing-cycles>
    <meta:generator>LibreOffice/5.1.6.2$Linux_X86_64 LibreOffice_project/10m0$Build-2</meta:generator>
    <dc:creator>Antoine Duchêne</dc:creator>
    <meta:document-statistic meta:table-count="2" meta:image-count="0" meta:object-count="0" meta:page-count="1" meta:paragraph-count="15" meta:word-count="43" meta:character-count="386" meta:non-whitespace-character-count="364"/>
  </office:meta>
</office:document-meta>
</file>